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24.59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15.8pt"/>
    </style:style>
    <style:style style:name="co4" style:family="table-column">
      <style:table-column-properties fo:break-before="auto" style:column-width="49.15pt"/>
    </style:style>
    <style:style style:name="co5" style:family="table-column">
      <style:table-column-properties fo:break-before="auto" style:column-width="33.7pt"/>
    </style:style>
    <style:style style:name="co6" style:family="table-column">
      <style:table-column-properties fo:break-before="auto" style:column-width="149.5pt"/>
    </style:style>
    <style:style style:name="co7" style:family="table-column">
      <style:table-column-properties fo:break-before="auto" style:column-width="87.76pt"/>
    </style:style>
    <style:style style:name="co8" style:family="table-column">
      <style:table-column-properties fo:break-before="auto" style:column-width="181.05pt"/>
    </style:style>
    <style:style style:name="co9" style:family="table-column">
      <style:table-column-properties fo:break-before="auto" style:column-width="133.34pt"/>
    </style:style>
    <style:style style:name="co10" style:family="table-column">
      <style:table-column-properties fo:break-before="auto" style:column-width="38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style:font-name="Liberation Serif" fo:font-size="10pt" style:font-size-asian="10pt" style:font-size-complex="10pt"/>
    </style:style>
    <style:style style:name="ce11" style:family="table-cell" style:parent-style-name="Default">
      <style:text-properties style:font-name="Liberation Serif" fo:font-size="10pt" style:font-name-asian="Adobe Blank" style:font-size-asian="10pt" style:font-name-complex="FreeSans" style:font-size-complex="10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4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4" table:default-cell-style-name="ce10"/>
        <table:table-row table:style-name="ro1">
          <table:table-cell table:style-name="ce9" office:value-type="string" calcext:value-type="string">
            <text:p>Referenc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8 C2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pF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C0805C330K5G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399-8062-1-ND</text:p>
          </table:table-cell>
          <table:table-cell table:style-name="ce23" office:value-type="string" calcext:value-type="string">
            <text:p>0805, 50V, C0G/NP0, 10%</text:p>
          </table:table-cell>
          <table:table-cell table:style-name="ce14" table:formula="of:=[.D2]*[.E2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1 C2 C3 C6 C7 C9 C10 C11 C12 C14 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23" office:value-type="string" calcext:value-type="string">
            <text:p>0805, 50V, X7R, 10%</text:p>
          </table:table-cell>
          <table:table-cell table:style-name="ce14" table:formula="of:=[.D3]*[.E3]" office:value-type="float" office:value="2" calcext:value-type="float">
            <text:p>$2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3"/>C15 C16 C21 C23 C24 C25 C26 C28 C29 C3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4"/>
          <table:table-cell table:number-columns-repeated="1014"/>
        </table:table-row>
        <table:table-row table:style-name="ro1">
          <table:table-cell office:value-type="string" calcext:value-type="string">
            <text:p>C13 C2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CL21B105KA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1066-1-ND</text:p>
          </table:table-cell>
          <table:table-cell office:value-type="string" calcext:value-type="string">
            <text:p>0805, 25V, X7R, 10%</text:p>
          </table:table-cell>
          <table:table-cell table:style-name="ce14" table:formula="of:=[.D5]*[.E5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 C4 C18 C3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.2" calcext:value-type="float">
            <text:p>$0.20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2972-1-ND </text:p>
          </table:table-cell>
          <table:table-cell office:value-type="string" calcext:value-type="string">
            <text:p>0805, 10V, X7R, 10%</text:p>
          </table:table-cell>
          <table:table-cell table:style-name="ce14" table:formula="of:=[.D6]*[.E6]" office:value-type="float" office:value="0.8" calcext:value-type="float">
            <text:p>$0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 C19 C20 C31 C33 C3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0.19" calcext:value-type="float">
            <text:p>$0.19</text:p>
          </table:table-cell>
          <table:table-cell office:value-type="string" calcext:value-type="string">
            <text:p>GRM21BR71A106KA73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0516-1-ND</text:p>
          </table:table-cell>
          <table:table-cell office:value-type="string" calcext:value-type="string">
            <text:p>0805, 10V, X7R, 10%</text:p>
          </table:table-cell>
          <table:table-cell table:style-name="ce14" table:formula="of:=[.D7]*[.E7]" office:value-type="float" office:value="1.14" calcext:value-type="float">
            <text:p>$1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14" table:formula="of:=[.D8]*[.E8]" office:value-type="float" office:value="1.65" calcext:value-type="float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office:value-type="string" calcext:value-type="string">
            <text:p>APT201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26" calcext:value-type="float">
            <text:p>$0.26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table:style-name="ce11"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14" table:formula="of:=[.D9]*[.E9]" office:value-type="float" office:value="0.26" calcext:value-type="float">
            <text:p>$0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 D4 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B2J31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DB2J31000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31000LCT-ND</text:p>
          </table:table-cell>
          <table:table-cell office:value-type="string" calcext:value-type="string">
            <text:p>SOD-323, 200mA</text:p>
          </table:table-cell>
          <table:table-cell table:style-name="ce14" table:formula="of:=[.D10]*[.E10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PIC32MM0064GPM028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.91" calcext:value-type="float">
            <text:p>$1.91</text:p>
          </table:table-cell>
          <table:table-cell office:value-type="string" calcext:value-type="string">
            <text:p>PIC32MM0064GPM028T-I/ML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T-I/MLCT-ND </text:p>
          </table:table-cell>
          <table:table-cell office:value-type="string" calcext:value-type="string">
            <text:p>28-QFN 6x6</text:p>
          </table:table-cell>
          <table:table-cell table:style-name="ce14" table:formula="of:=[.D11]*[.E11]" office:value-type="float" office:value="1.91" calcext:value-type="float">
            <text:p>$1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x1 Male Header</text:p>
          </table:table-cell>
          <table:table-cell office:value-type="string" calcext:value-type="string">
            <text:p>ICSP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0.18" calcext:value-type="float">
            <text:p>$0.18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2]*[.E12]" office:value-type="float" office:value="1.08" calcext:value-type="float">
            <text:p>$1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SB 1.1 Type A</text:p>
          </table:table-cell>
          <table:table-cell office:value-type="string" calcext:value-type="string">
            <text:p>AquaPicBus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3]*[.E13]" office:value-type="float" office:value="1.07" calcext:value-type="float">
            <text:p>$1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2x1 Screw Terminal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19" office:value-type="string" calcext:value-type="string">
            <text:p>ED10561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4]*[.E14]" office:value-type="float" office:value="0.91" calcext:value-type="float">
            <text:p>$0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 P5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pH/ORP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.82" calcext:value-type="float">
            <text:p>$1.82</text:p>
          </table:table-cell>
          <table:table-cell office:value-type="string" calcext:value-type="string">
            <text:p>1-1337543-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97553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5]*[.E15]" office:value-type="float" office:value="3.64" calcext:value-type="float">
            <text:p>$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1 PS2 </text:p>
          </table:table-cell>
          <table:table-cell office:value-type="string" calcext:value-type="string">
            <text:p>1W Isolator</text:p>
          </table:table-cell>
          <table:table-cell office:value-type="string" calcext:value-type="string">
            <text:p>R1SE-050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.21" calcext:value-type="float">
            <text:p>$3.21</text:p>
          </table:table-cell>
          <table:table-cell office:value-type="string" calcext:value-type="string">
            <text:p>R1SE-0505-R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945-1659-1-ND</text:p>
          </table:table-cell>
          <table:table-cell office:value-type="string" calcext:value-type="string">
            <text:p>8-SMD Module, 5 Leads</text:p>
          </table:table-cell>
          <table:table-cell table:style-name="ce14" table:formula="of:=[.D16]*[.E16]" office:value-type="float" office:value="6.42" calcext:value-type="float">
            <text:p>$6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Q2 Q3</text:p>
          </table:table-cell>
          <table:table-cell office:value-type="string" calcext:value-type="string">
            <text:p>N-Channel MOSFET</text:p>
          </table:table-cell>
          <table:table-cell office:value-type="string" calcext:value-type="string">
            <text:p>NX7002AK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18" office:value-type="string" calcext:value-type="string">
            <text:p>SOT-23-3</text:p>
          </table:table-cell>
          <table:table-cell table:style-name="ce14" table:formula="of:=[.D17]*[.E17]" office:value-type="float" office:value="0.48" calcext:value-type="float">
            <text:p>$0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4 Q7 Q8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AO3407A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18" office:value-type="string" calcext:value-type="string">
            <text:p>SOT-23-3</text:p>
          </table:table-cell>
          <table:table-cell table:style-name="ce14" table:formula="of:=[.D18]*[.E18]" office:value-type="float" office:value="1.32" calcext:value-type="float">
            <text:p>$1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5 Q6</text:p>
          </table:table-cell>
          <table:table-cell office:value-type="string" calcext:value-type="string">
            <text:p>NPN BJT</text:p>
          </table:table-cell>
          <table:table-cell office:value-type="string" calcext:value-type="string">
            <text:p>MMBT3904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4044-1-ND </text:p>
          </table:table-cell>
          <table:table-cell table:style-name="ce18" office:value-type="string" calcext:value-type="string">
            <text:p>SOT-23-3</text:p>
          </table:table-cell>
          <table:table-cell table:style-name="ce14" table:formula="of:=[.D19]*[.E19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7 R4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0R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39" calcext:value-type="float">
            <text:p>$0.39</text:p>
          </table:table-cell>
          <table:table-cell office:value-type="string" calcext:value-type="string">
            <text:p>CRCW251249R9FKEG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49.9AFCT-ND</text:p>
          </table:table-cell>
          <table:table-cell office:value-type="string" calcext:value-type="string">
            <text:p>2512, 1W, 1%, Thick Film</text:p>
          </table:table-cell>
          <table:table-cell table:style-name="ce14" table:formula="of:=[.D20]*[.E20]" office:value-type="float" office:value="0.78" calcext:value-type="float">
            <text:p>$0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 R4 R5 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R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15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50RCT-ND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1]*[.E21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 R22 R36 R42 R4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2]*[.E22]" office:value-type="float" office:value="0.5" calcext:value-type="float">
            <text:p>$0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 R2 R9 R10 R11 R12 R25 R26 R39 R4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99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3]*[.E23]" office:value-type="float" office:value="1" calcext:value-type="float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 R8 R23 R24 R37 R38 R44 R4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4]*[.E24]" office:value-type="float" office:value="0.8" calcext:value-type="float">
            <text:p>$0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4 R2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F14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F14FTD10K0CT-ND</text:p>
          </table:table-cell>
          <table:table-cell table:style-name="ce18" office:value-type="string" calcext:value-type="string">
            <text:p>Axial, 1/4W, 1%, Metal Film</text:p>
          </table:table-cell>
          <table:table-cell table:style-name="ce14" table:formula="of:=[.D25]*[.E25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9K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49K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9K9CT-ND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6]*[.E26]" office:value-type="float" office:value="0.1" calcext:value-type="float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RMCF0805FT100K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100K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7]*[.E27]" office:value-type="float" office:value="0.1" calcext:value-type="float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7 R18 R19 R20 R21 R32 R32 R33 R34 R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1K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RMCF0805FT221K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221K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8]*[.E28]" office:value-type="float" office:value="1" calcext:value-type="float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5 R2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M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RMCF0805FT2M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2M00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9]*[.E29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2 RV4</text:p>
          </table:table-cell>
          <table:table-cell office:value-type="string" calcext:value-type="string">
            <text:p>Potentiomenter</text:p>
          </table:table-cell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18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18" office:value-type="string" calcext:value-type="string">
            <text:p>J Lead, 12T</text:p>
          </table:table-cell>
          <table:table-cell table:style-name="ce14" table:formula="of:=[.D30]*[.E30]" office:value-type="float" office:value="9.92" calcext:value-type="float">
            <text:p>$9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1 RV3</text:p>
          </table:table-cell>
          <table:table-cell office:value-type="string" calcext:value-type="string">
            <text:p>Potentiomenter</text:p>
          </table:table-cell>
          <table:table-cell office:value-type="string" calcext:value-type="string">
            <text:p>50K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.48" calcext:value-type="float">
            <text:p>$2.48</text:p>
          </table:table-cell>
          <table:table-cell office:value-type="string" calcext:value-type="string">
            <text:p>84WR50KLF</text:p>
          </table:table-cell>
          <table:table-cell table:style-name="ce18" office:value-type="string" calcext:value-type="string">
            <text:p>TT</text:p>
          </table:table-cell>
          <table:table-cell office:value-type="string" calcext:value-type="string">
            <text:p>987-1554-ND</text:p>
          </table:table-cell>
          <table:table-cell table:style-name="ce18" office:value-type="string" calcext:value-type="string">
            <text:p>J Lead, 12T</text:p>
          </table:table-cell>
          <table:table-cell table:style-name="ce14" table:formula="of:=[.D31]*[.E31]" office:value-type="float" office:value="4.96" calcext:value-type="float">
            <text:p>$4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near Regulator</text:p>
          </table:table-cell>
          <table:table-cell office:value-type="string" calcext:value-type="string">
            <text:p>AP2114H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office:value-type="string" calcext:value-type="string">
            <text:p>SOT-223</text:p>
          </table:table-cell>
          <table:table-cell table:style-name="ce14" table:formula="of:=[.D32]*[.E32]" office:value-type="float" office:value="0.36" calcext:value-type="float">
            <text:p>$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T485EC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14" table:formula="of:=[.D33]*[.E33]" office:value-type="float" office:value="0.9" calcext:value-type="float">
            <text:p>$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 U8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C606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.66" calcext:value-type="float">
            <text:p>$1.66</text:p>
          </table:table-cell>
          <table:table-cell office:value-type="string" calcext:value-type="string">
            <text:p>LMC6061AIMX/NOPB</text:p>
          </table:table-cell>
          <table:table-cell table:style-name="ce18" office:value-type="string" calcext:value-type="string">
            <text:p>Texas Instruments</text:p>
          </table:table-cell>
          <table:table-cell office:value-type="string" calcext:value-type="string">
            <text:p>LMC6061AIMX/NOPBCT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4]*[.E34]" office:value-type="float" office:value="3.32" calcext:value-type="float">
            <text:p>$3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 U9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TLV27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6" calcext:value-type="float">
            <text:p>$0.60</text:p>
          </table:table-cell>
          <table:table-cell table:style-name="ce18" office:value-type="string" calcext:value-type="string">
            <text:p>TLV272IS-13</text:p>
          </table:table-cell>
          <table:table-cell table:style-name="ce18" office:value-type="string" calcext:value-type="string">
            <text:p>Diodes Inc</text:p>
          </table:table-cell>
          <table:table-cell table:style-name="ce18" office:value-type="string" calcext:value-type="string">
            <text:p>TLV272IS-13DICT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5]*[.E35]" office:value-type="float" office:value="1.2" calcext:value-type="float">
            <text:p>$1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 U10</text:p>
          </table:table-cell>
          <table:table-cell office:value-type="string" calcext:value-type="string">
            <text:p>DeltaSigma ADC</text:p>
          </table:table-cell>
          <table:table-cell office:value-type="string" calcext:value-type="string">
            <text:p>LTC248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.38" calcext:value-type="float">
            <text:p>$3.38</text:p>
          </table:table-cell>
          <table:table-cell office:value-type="string" calcext:value-type="string">
            <text:p>LTC2483CDD#PBF</text:p>
          </table:table-cell>
          <table:table-cell table:style-name="ce18" office:value-type="string" calcext:value-type="string">
            <text:p>Linear</text:p>
          </table:table-cell>
          <table:table-cell office:value-type="string" calcext:value-type="string">
            <text:p>LTC2483CDD#PBF-ND</text:p>
          </table:table-cell>
          <table:table-cell table:style-name="ce18" office:value-type="string" calcext:value-type="string">
            <text:p>10-DFN 3x3mm</text:p>
          </table:table-cell>
          <table:table-cell table:style-name="ce14" table:formula="of:=[.D36]*[.E36]" office:value-type="float" office:value="6.76" calcext:value-type="float">
            <text:p>$6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6 U11</text:p>
          </table:table-cell>
          <table:table-cell office:value-type="string" calcext:value-type="string">
            <text:p>I<text:span text:style-name="T1">2</text:span>C Isolator</text:p>
          </table:table-cell>
          <table:table-cell office:value-type="string" calcext:value-type="string">
            <text:p>Si860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.99" calcext:value-type="float">
            <text:p>$2.99</text:p>
          </table:table-cell>
          <table:table-cell office:value-type="string" calcext:value-type="string">
            <text:p>SI8602AB-B-IS</text:p>
          </table:table-cell>
          <table:table-cell table:style-name="ce18" office:value-type="string" calcext:value-type="string">
            <text:p>Silicon Labs</text:p>
          </table:table-cell>
          <table:table-cell office:value-type="string" calcext:value-type="string">
            <text:p>SI8602AB-B-IS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7]*[.E37]" office:value-type="float" office:value="5.98" calcext:value-type="float">
            <text:p>$5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 U12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TC766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79" calcext:value-type="float">
            <text:p>$0.79</text:p>
          </table:table-cell>
          <table:table-cell office:value-type="string" calcext:value-type="string">
            <text:p>TC7660EOA</text:p>
          </table:table-cell>
          <table:table-cell table:style-name="ce18" office:value-type="string" calcext:value-type="string">
            <text:p>Microchip</text:p>
          </table:table-cell>
          <table:table-cell office:value-type="string" calcext:value-type="string">
            <text:p>TC7660EOA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8]*[.E38]" office:value-type="float" office:value="1.58" calcext:value-type="float">
            <text:p>$1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8MHz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14" table:formula="of:=[.D39]*[.E39]" office:value-type="float" office:value="0.46" calcext:value-type="float">
            <text:p>$0.46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1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40]*[.E40]" office:value-type="float" office:value="0.88" calcext:value-type="float">
            <text:p>$0.8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1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41]*[.E41]" office:value-type="float" office:value="0.92" calcext:value-type="float">
            <text:p>$0.9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6" table:formula="of:=SUM([.J3:.J41])" office:value-type="float" office:value="65.6" calcext:value-type="float">
            <text:p>$65.60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2:54:04.859462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13:12:35.935835551</dc:date>
    <meta:editing-duration>PT8H56M8S</meta:editing-duration>
    <meta:editing-cycles>17</meta:editing-cycles>
    <meta:generator>LibreOffice/6.0.6.2$Linux_X86_64 LibreOffice_project/00m0$Build-2</meta:generator>
    <meta:document-statistic meta:table-count="1" meta:cell-count="410" meta:object-count="0"/>
  </office:meta>
</office:document-meta>
</file>